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ff66" draw:textarea-horizontal-align="justify" draw:textarea-vertical-align="middle" draw:auto-grow-height="false" fo:min-height="0.292cm" fo:min-width="2.042cm"/>
    </style:style>
    <style:style style:name="gr2" style:family="graphic" style:parent-style-name="standard">
      <style:graphic-properties draw:fill-color="#99ff66" draw:textarea-horizontal-align="justify" draw:textarea-vertical-align="middle" draw:auto-grow-height="false" fo:min-height="0.292cm" fo:min-width="4.442cm"/>
    </style:style>
    <style:style style:name="gr3" style:family="graphic" style:parent-style-name="standard">
      <style:graphic-properties draw:textarea-horizontal-align="justify" draw:textarea-vertical-align="middle" draw:auto-grow-height="false" fo:min-height="0.292cm" fo:min-width="2.44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292cm" fo:min-width="0.643cm"/>
    </style:style>
    <style:style style:name="gr7" style:family="graphic" style:parent-style-name="standard">
      <style:graphic-properties draw:textarea-horizontal-align="justify" draw:textarea-vertical-align="middle" draw:auto-grow-height="false" fo:min-height="0.292cm" fo:min-width="1.842cm"/>
    </style:style>
    <style:style style:name="gr8" style:family="graphic" style:parent-style-name="standard">
      <style:graphic-properties draw:textarea-horizontal-align="justify" draw:textarea-vertical-align="middle" draw:auto-grow-height="false" fo:min-height="0.292cm" fo:min-width="1.042cm"/>
    </style:style>
    <style:style style:name="gr9" style:family="graphic" style:parent-style-name="standard">
      <style:graphic-properties draw:fill-color="#99ff66" draw:textarea-horizontal-align="justify" draw:textarea-vertical-align="middle" draw:auto-grow-height="false" fo:min-height="0.292cm" fo:min-width="3.942cm"/>
    </style:style>
    <style:style style:name="gr10" style:family="graphic" style:parent-style-name="standard">
      <style:graphic-properties draw:textarea-horizontal-align="justify" draw:textarea-vertical-align="middle" draw:auto-grow-height="false" fo:min-height="0.292cm" fo:min-width="1.342cm"/>
    </style:style>
    <style:style style:name="gr11" style:family="graphic" style:parent-style-name="standard">
      <style:graphic-properties draw:textarea-horizontal-align="justify" draw:textarea-vertical-align="middle" draw:auto-grow-height="false" fo:min-height="0.292cm" fo:min-width="1.942cm"/>
    </style:style>
    <style:style style:name="gr12" style:family="graphic" style:parent-style-name="standard">
      <style:graphic-properties draw:fill-color="#99ff66" draw:textarea-horizontal-align="justify" draw:textarea-vertical-align="middle" draw:auto-grow-height="false" fo:min-height="0.292cm" fo:min-width="4.242cm"/>
    </style:style>
    <style:style style:name="gr13" style:family="graphic" style:parent-style-name="standard">
      <style:graphic-properties draw:fill-color="#ff6600" draw:textarea-horizontal-align="justify" draw:textarea-vertical-align="middle" draw:auto-grow-height="false" fo:min-height="0.292cm" fo:min-width="1.842cm"/>
    </style:style>
    <style:style style:name="gr14" style:family="graphic" style:parent-style-name="standard">
      <style:graphic-properties draw:fill-color="#ff6600" draw:textarea-horizontal-align="justify" draw:textarea-vertical-align="middle" draw:auto-grow-height="false" fo:min-height="0.292cm" fo:min-width="3.442cm"/>
    </style:style>
    <style:style style:name="gr15" style:family="graphic" style:parent-style-name="standard">
      <style:graphic-properties draw:fill-color="#ffff99" draw:textarea-horizontal-align="justify" draw:textarea-vertical-align="middle" draw:auto-grow-height="false" fo:min-height="0.422cm" fo:min-width="1.854cm"/>
    </style:style>
    <style:style style:name="gr16" style:family="graphic" style:parent-style-name="standard">
      <style:graphic-properties draw:fill-color="#ffff99" draw:textarea-horizontal-align="justify" draw:textarea-vertical-align="middle" draw:auto-grow-height="false" fo:min-height="0.422cm" fo:min-width="1.294cm"/>
    </style:style>
    <style:style style:name="gr17" style:family="graphic" style:parent-style-name="standard">
      <style:graphic-properties draw:fill-color="#ffff99" draw:textarea-horizontal-align="justify" draw:textarea-vertical-align="middle" draw:auto-grow-height="false" fo:min-height="0.422cm" fo:min-width="1.014cm"/>
    </style:style>
    <style:style style:name="P1" style:family="paragraph">
      <style:paragraph-properties fo:text-align="center"/>
    </style:style>
    <style:style style:name="P2" style:family="paragraph">
      <loext:graphic-properties draw:fill-color="#99ff66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6600"/>
      <style:paragraph-properties fo:text-align="center"/>
    </style:style>
    <style:style style:name="P5" style:family="paragraph">
      <loext:graphic-properties draw:fill-color="#ffff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2" xml:id="id4" draw:id="id4" draw:layer="layout" svg:width="2.6cm" svg:height="0.6cm" svg:x="7.4cm" svg:y="6.3cm">
          <text:p text:style-name="P1">widget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5cm" svg:height="0.6cm" svg:x="1.4cm" svg:y="8.6cm">
          <text:p text:style-name="P1">widget_monitor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3cm" svg:height="0.6cm" svg:x="2.4cm" svg:y="10.3cm">
          <text:p text:style-name="P1">monitor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3.9cm" svg:y1="9.2cm" svg:x2="3.9cm" svg:y2="10.3cm" draw:start-shape="id1" draw:end-shape="id2" draw:end-glue-point="0" svg:d="M3900 9200v1100" svg:viewBox="0 0 1 1101">
          <text:p/>
        </draw:connector>
        <draw:custom-shape draw:style-name="gr3" draw:text-style-name="P1" xml:id="id3" draw:id="id3" draw:layer="layout" svg:width="3cm" svg:height="0.6cm" svg:x="2.401cm" svg:y="13.701cm">
          <text:p text:style-name="P1">console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3.9cm" svg:y1="10.9cm" svg:x2="3.901cm" svg:y2="13.701cm" draw:start-shape="id2" draw:start-glue-point="2" draw:end-shape="id3" draw:end-glue-point="0" svg:d="M3900 10900v1401h1v1400" svg:viewBox="0 0 2 2802">
          <text:p/>
        </draw:connector>
        <draw:connector draw:style-name="gr5" draw:text-style-name="P3" draw:layer="layout" svg:x1="8.7cm" svg:y1="6.9cm" svg:x2="9.1cm" svg:y2="8.6cm" draw:start-shape="id4" draw:start-glue-point="2" draw:end-shape="id5" draw:end-glue-point="0" svg:d="M8700 6900v876h400v824" svg:viewBox="0 0 401 1701">
          <text:p/>
        </draw:connector>
        <draw:custom-shape draw:style-name="gr2" draw:text-style-name="P2" xml:id="id5" draw:id="id5" draw:layer="layout" svg:width="5cm" svg:height="0.6cm" svg:x="6.6cm" svg:y="8.6cm">
          <text:p text:style-name="P1">widget_params.c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9" draw:id="id9" draw:layer="layout" svg:width="1.201cm" svg:height="0.6cm" svg:x="8.5cm" svg:y="10.301cm">
          <text:p text:style-name="P1">ff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10" draw:id="id10" draw:layer="layout" svg:width="2.4cm" svg:height="0.6cm" svg:x="7.9cm" svg:y="12cm">
          <text:p text:style-name="P1">diskio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11" draw:id="id11" draw:layer="layout" svg:width="1.6cm" svg:height="0.6cm" svg:x="8.3cm" svg:y="13.7cm">
          <text:p text:style-name="P1">sd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6" draw:id="id6" draw:layer="layout" svg:width="4.5cm" svg:height="0.6cm" svg:x="11.9cm" svg:y="8.6cm">
          <text:p text:style-name="P1">widget_usb.c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7.4cm" svg:y1="6.6cm" svg:x2="3.9cm" svg:y2="8.6cm" draw:start-shape="id4" draw:start-glue-point="3" draw:end-shape="id1" svg:d="M7400 6600h-3500v2000" svg:viewBox="0 0 3501 2001">
          <text:p/>
        </draw:connector>
        <draw:custom-shape draw:style-name="gr10" draw:text-style-name="P1" xml:id="id7" draw:id="id7" draw:layer="layout" svg:width="1.9cm" svg:height="0.6cm" svg:x="13.2cm" svg:y="10.3cm">
          <text:p text:style-name="P1">usb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14.15cm" svg:y1="8.6cm" svg:x2="10cm" svg:y2="6.6cm" draw:start-shape="id6" draw:start-glue-point="0" draw:end-shape="id4" draw:end-glue-point="1" svg:d="M14150 8600v-2000h-4150" svg:viewBox="0 0 4151 2001">
          <text:p/>
        </draw:connector>
        <draw:connector draw:style-name="gr5" draw:text-style-name="P3" draw:layer="layout" svg:x1="14.15cm" svg:y1="10.3cm" svg:x2="14.15cm" svg:y2="9.2cm" draw:start-shape="id7" draw:start-glue-point="0" draw:end-shape="id6" draw:end-glue-point="2" svg:d="M14150 10300v-1100" svg:viewBox="0 0 1 1101">
          <text:p/>
        </draw:connector>
        <draw:custom-shape draw:style-name="gr11" draw:text-style-name="P1" xml:id="id8" draw:id="id8" draw:layer="layout" svg:width="2.5cm" svg:height="0.6cm" svg:x="12.9cm" svg:y="13.7cm">
          <text:p text:style-name="P1">ft245rl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14.15cm" svg:y1="10.9cm" svg:x2="14.15cm" svg:y2="13.7cm" draw:start-shape="id7" draw:start-glue-point="2" draw:end-shape="id8" draw:end-glue-point="0" svg:d="M14150 10900v2800" svg:viewBox="0 0 1 2801">
          <text:p/>
        </draw:connector>
        <draw:connector draw:style-name="gr5" draw:text-style-name="P3" draw:layer="layout" svg:x1="9.1cm" svg:y1="9.2cm" svg:x2="9.1cm" svg:y2="10.301cm" draw:start-shape="id5" draw:end-shape="id9" draw:end-glue-point="0" svg:d="M9100 9200v1101" svg:viewBox="0 0 1 1102">
          <text:p/>
        </draw:connector>
        <draw:connector draw:style-name="gr5" draw:text-style-name="P3" draw:layer="layout" svg:x1="9.1cm" svg:y1="10.901cm" svg:x2="9.1cm" svg:y2="12cm" draw:start-shape="id9" draw:end-shape="id10" draw:end-glue-point="0" svg:d="M9100 10901v1099" svg:viewBox="0 0 1 1100">
          <text:p/>
        </draw:connector>
        <draw:connector draw:style-name="gr5" draw:text-style-name="P3" draw:layer="layout" svg:x1="9.1cm" svg:y1="12.6cm" svg:x2="9.1cm" svg:y2="13.7cm" draw:start-shape="id10" draw:start-glue-point="2" draw:end-shape="id11" draw:end-glue-point="0" svg:d="M9100 12600v1100" svg:viewBox="0 0 1 1101">
          <text:p/>
        </draw:connector>
        <draw:custom-shape draw:style-name="gr12" draw:text-style-name="P2" xml:id="id12" draw:id="id12" draw:layer="layout" svg:width="4.8cm" svg:height="0.6cm" svg:x="14.9cm" svg:y="6.3cm">
          <text:p text:style-name="P1">widget_sniffer.c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17.3cm" svg:y1="6.9cm" svg:x2="16.4cm" svg:y2="8.9cm" draw:start-shape="id12" draw:start-glue-point="2" draw:end-shape="id6" draw:end-glue-point="1" svg:d="M17300 6900v2000h-900" svg:viewBox="0 0 901 2001">
          <text:p/>
        </draw:connector>
        <draw:custom-shape draw:style-name="gr13" draw:text-style-name="P4" xml:id="id13" draw:id="id13" draw:layer="layout" svg:width="2.4cm" svg:height="0.6cm" svg:x="11.5cm" svg:y="4.5cm">
          <text:p text:style-name="P1">dmx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xml:id="id14" draw:id="id14" draw:layer="layout" svg:width="4cm" svg:height="0.6cm" svg:x="3.3cm" svg:y="4.6cm">
          <text:p text:style-name="P1">rdm_send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13.9cm" svg:y1="4.8cm" svg:x2="17.3cm" svg:y2="6.3cm" draw:start-shape="id13" draw:start-glue-point="1" draw:end-shape="id12" svg:d="M13900 4800h3400v1500" svg:viewBox="0 0 3401 1501">
          <text:p/>
        </draw:connector>
        <draw:connector draw:style-name="gr4" draw:text-style-name="P3" draw:layer="layout" draw:type="lines" svg:x1="8.7cm" svg:y1="6.3cm" svg:x2="7.3cm" svg:y2="4.9cm" draw:start-shape="id4" draw:end-shape="id14" draw:end-glue-point="1" svg:d="M8700 6300v-501l-898-899h-502" svg:viewBox="0 0 1401 1401">
          <text:p/>
        </draw:connector>
        <draw:connector draw:style-name="gr5" draw:text-style-name="P3" draw:layer="layout" draw:type="lines" svg:x1="8.7cm" svg:y1="6.3cm" svg:x2="11.5cm" svg:y2="4.8cm" draw:start-shape="id4" draw:start-glue-point="0" draw:end-shape="id13" draw:end-glue-point="3" svg:d="M8700 6300v-501l2299-999h501" svg:viewBox="0 0 2801 1501">
          <text:p/>
        </draw:connector>
        <draw:custom-shape draw:style-name="gr15" draw:text-style-name="P5" xml:id="id16" draw:id="id16" draw:layer="layout" svg:width="4.2cm" svg:height="1.2cm" svg:x="7cm" svg:y="15.6cm">
          <text:p text:style-name="P1">SDCARD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5" xml:id="id17" draw:id="id17" draw:layer="layout" svg:width="3.2cm" svg:height="1.2cm" svg:x="2.3cm" svg:y="15.6cm">
          <text:p text:style-name="P1">HDMI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7" draw:text-style-name="P5" xml:id="id15" draw:id="id15" draw:layer="layout" svg:width="2.7cm" svg:height="1.2cm" svg:x="12.8cm" svg:y="15.6cm">
          <text:p text:style-name="P1">USB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5" draw:text-style-name="P3" draw:layer="layout" svg:x1="14.15cm" svg:y1="14.3cm" svg:x2="14.15cm" svg:y2="15.6cm" draw:start-shape="id8" draw:start-glue-point="2" draw:end-shape="id15" draw:end-glue-point="7" svg:d="M14150 14300v1300" svg:viewBox="0 0 1 1301">
          <text:p/>
        </draw:connector>
        <draw:connector draw:style-name="gr5" draw:text-style-name="P3" draw:layer="layout" svg:x1="9.1cm" svg:y1="14.3cm" svg:x2="9.1cm" svg:y2="15.6cm" draw:start-shape="id11" draw:start-glue-point="2" draw:end-shape="id16" draw:end-glue-point="7" svg:d="M9100 14300v1300" svg:viewBox="0 0 1 1301">
          <text:p/>
        </draw:connector>
        <draw:connector draw:style-name="gr4" draw:text-style-name="P3" draw:layer="layout" svg:x1="3.901cm" svg:y1="14.301cm" svg:x2="3.9cm" svg:y2="15.6cm" draw:start-shape="id3" draw:start-glue-point="2" draw:end-shape="id17" draw:end-glue-point="7" svg:d="M3901 14301v650h-1v649" svg:viewBox="0 0 2 1300">
          <text:p/>
        </draw:connector>
        <draw:custom-shape draw:style-name="gr15" draw:text-style-name="P5" xml:id="id18" draw:id="id18" draw:layer="layout" svg:width="4.2cm" svg:height="1.2cm" draw:transform="rotate (0.000174532925199433) translate (7.2cm 1.996cm)">
          <text:p text:style-name="P1">UART</text:p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" draw:text-style-name="P3" draw:layer="layout" svg:x1="5.3cm" svg:y1="4.6cm" svg:x2="7.726cm" svg:y2="2.601cm" draw:start-shape="id14" draw:start-glue-point="0" draw:end-shape="id18" draw:end-glue-point="6" svg:d="M5300 4600v-1999h2426" svg:viewBox="0 0 2427 2000">
          <text:p/>
        </draw:connector>
        <draw:connector draw:style-name="gr5" draw:text-style-name="P3" draw:layer="layout" svg:x1="12.7cm" svg:y1="4.5cm" svg:x2="10.876cm" svg:y2="2.601cm" draw:start-shape="id13" draw:start-glue-point="0" draw:end-shape="id18" draw:end-glue-point="4" svg:d="M12700 4500v-1899h-1824" svg:viewBox="0 0 1825 19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